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3">
      <style:paragraph-properties fo:text-align="justify" style:justify-single-word="fals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undFind, MMP of eet9</text:h>
      <text:h text:style-name="P7" text:outline-level="2">Mid-project presentation, 8<text:span text:style-name="T1">th</text:span><text:span text:style-name="T2"> February 2013, 12:10 GMT, CIS room</text:span></text:h>
      <text:p text:style-name="P1"><text:span text:style-name="T2"/></text:p>
      <text:h text:style-name="P8" text:outline-level="3"><text:span text:style-name="T2">What is it?</text:span></text:h>
      <text:list xml:id="list294313443" text:style-name="L1">
        <text:list-item>
          <text:p text:style-name="P3"><text:span text:style-name="T3">The problem</text:span><text:span text:style-name="T2">: distributed, undiscoverable-although-published funding info</text:span></text:p>
        </text:list-item>
        <text:list-item>
          <text:p text:style-name="P3"><text:span text:style-name="T3">The solution</text:span><text:span text:style-name="T2">: get all the funding info in 1 place, publish Openly</text:span></text:p>
        </text:list-item>
        <text:list-item>
          <text:p text:style-name="P3"><text:span text:style-name="T2">FundFind provides a </text:span><text:span text:style-name="T3">prototype</text:span><text:span text:style-name="T2"> for the software for such a place – learn about funding data</text:span></text:p>
        </text:list-item>
        <text:list-item>
          <text:p text:style-name="P3"><text:span text:style-name="T2">(Why the heck?) I care. + Recent shift towards openness in scholarship.</text:span></text:p>
        </text:list-item>
        <text:list-item>
          <text:p text:style-name="P3"><text:span text:style-name="T3">Interested parties</text:span><text:span text:style-name="T2"> – Open Knowledge Foundation, Cottage Labs, junior / senior academics, research officers, funders (esp. Marketing / Outreach departments). </text:span><text:span text:style-name="T3">Meetings going well</text:span><text:span text:style-name="T2">.</text:span></text:p>
        </text:list-item>
      </text:list>
      <text:h text:style-name="P8" text:outline-level="3"><text:span text:style-name="T2">The technical picture</text:span></text:h>
      <text:list xml:id="list1940065027" text:style-name="L2">
        <text:list-item>
          <text:p text:style-name="P4"><text:span text:style-name="T2">Idea is simple: </text:span><text:span text:style-name="T3">web service</text:span><text:span text:style-name="T2">, </text:span><text:span text:style-name="T3">inputs</text:span><text:span text:style-name="T2"> + </text:span><text:span text:style-name="T3">storage</text:span><text:span text:style-name="T2"> + </text:span><text:span text:style-name="T3">retrievals</text:span><text:span text:style-name="T2"> [+ analysis]</text:span></text:p>
        </text:list-item>
        <text:list-item>
          <text:p text:style-name="P4"><text:span text:style-name="T3">Web service</text:span><text:span text:style-name="T2">: RESTful API, HTML web UI</text:span></text:p>
        </text:list-item>
        <text:list-item>
          <text:p text:style-name="P4"><text:span text:style-name="T3">Inputs</text:span><text:span text:style-name="T2">: crowdsourcing[, automatic harvesting]. Note: need to incentivise users to use it =&gt; access controls on your submissions, a bit like Facebook permissions. Once we have the data...</text:span></text:p>
        </text:list-item>
        <text:list-item>
          <text:p text:style-name="P4"><text:span text:style-name="T3">Storage</text:span><text:span text:style-name="T2">: Indexing server, a bit like a standard database, but for semistructured data</text:span></text:p>
        </text:list-item>
        <text:list-item>
          <text:p text:style-name="P4"><text:span text:style-name="T3">Retrievals</text:span><text:span text:style-name="T2">: nice HTML browsing catalogue. The indexing server has a RESTful API too.</text:span></text:p>
        </text:list-item>
        <text:list-item>
          <text:p text:style-name="P4"><text:span text:style-name="T2">[Analysis – optional, if there is time: graphical visualisations or stats of funding info]</text:span></text:p>
        </text:list-item>
        <text:list-item>
          <text:p text:style-name="P4"><text:span text:style-name="T2">Progress: quite good. </text:span><text:span text:style-name="T3">Inputs + storage pretty much done, retrievals almost.</text:span><text:span text:style-name="T2"> Lots of functionality provided by the underlying technology (heh, good library choices...).</text:span></text:p>
        </text:list-item>
        <text:list-item>
          <text:p text:style-name="P4"><text:span text:style-name="T2">Tech library choices – novel, out-of-the-box, used by some leading projects in this industry</text:span></text:p>
        </text:list-item>
      </text:list>
      <text:h text:style-name="P8" text:outline-level="3"><text:span text:style-name="T2">Development methodology</text:span></text:h>
      <text:list xml:id="list672497840" text:style-name="L3">
        <text:list-item>
          <text:p text:style-name="P5"><text:span text:style-name="T2">Custom brand of Agile, </text:span><text:span text:style-name="T3">TDD</text:span><text:span text:style-name="T2">-based + </text:span><text:span text:style-name="T3">stories</text:span><text:span text:style-name="T2"> + </text:span><text:span text:style-name="T3">1-week iterations</text:span></text:p>
        </text:list-item>
        <text:list-item>
          <text:p text:style-name="P5"><text:span text:style-name="T3">Stories</text:span><text:span text:style-name="T2">: good, the approach is intuitive for me and users. Project mgmt. online – public.</text:span></text:p>
        </text:list-item>
        <text:list-item>
          <text:p text:style-name="P5"><text:span text:style-name="T3">1-week iterations</text:span><text:span text:style-name="T2"> are OK</text:span></text:p>
        </text:list-item>
        <text:list-item>
          <text:p text:style-name="P5"><text:span text:style-name="T2">True </text:span><text:span text:style-name="T3">TDD is far, far harder</text:span><text:span text:style-name="T2"> than thought. Setup effort very significant! You still have to do up-front thinking if not big design. You can't just start step 0 by writing tests though.</text:span></text:p>
        </text:list-item>
      </text:list>
      <text:h text:style-name="P8" text:outline-level="3"><text:span text:style-name="T2">Planning, Progress and Summary</text:span></text:h>
      <text:p text:style-name="P2"><text:span text:style-name="T2"><text:tab/></text:span><text:span text:style-name="T5">Progress: is on track. Basics are in to support advanced work from here on.</text:span><text:span text:style-name="T3"> </text:span><text:span text:style-name="T4">Users like it</text:span></text:p>
      <text:p text:style-name="P2"><text:span text:style-name="T2"><text:tab/>Next: fully integrate nice catalogue into UI + set up e-mail alerts. </text:span><text:span text:style-name="T3">Basic prototype will be pretty much done next week -</text:span><text:span text:style-name="T2"> freedom to talk to users and think of how to make this really useful!</text:span></text:p>
      <text:p text:style-name="P2"><text:span text:style-name="T2"><text:tab/>Timelines: software - beginning of March; full draft of report - end of M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il Tolev</meta:initial-creator>
    <meta:creation-date>2013-02-07T19:19:59</meta:creation-date>
    <dc:date>2013-02-07T22:34:06</dc:date>
    <dc:creator>Emanuil Tolev</dc:creator>
    <meta:editing-duration>PT2H41M7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26" meta:word-count="362" meta:character-count="2191" meta:non-whitespace-character-count="1867"/>
  </office:meta>
</office:document-meta>
</file>